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ResolveReport.getArtifactsReports( DownloadStatus downloadStatus , boolean withEvicte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nfigurationResolveReport.addDependency( Ivy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urationResolveReport.getDownloadedArtifactsRe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ResolveReport.getSearchedNod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figurationResolveReport.updateDependency( ModuleRevisionId mrid , Ivy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ResolveReport.getModuleRevisionId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figurationResolveReport.get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ResolveReport.has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ResolveReport.getUnresolvedDependenc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figurationResolveReport.getEvictedNod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figurationResolveReport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ResolveReport.getDownloadedNod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figurationResolveReport.getNodes( ModuleId 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urationResolveReport.getDependency( ModuleRevisionId m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ResolveReport.getArtifactsNumb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ationResolveReport.filterOutMergedArtifacts( ArtifactDownloadReport [ ] allFailedRepor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figurationResolveReport.getFailedArtifactsRe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urationResolveReport.getNodes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ResolveReport.getResolve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ResolveReport.ge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ResolveReport.ConfigurationResolveReport( ResolveEngine resolveEngine , ModuleDescriptor md , String conf , Date date , Resolve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urationResolveReport.getModul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ResolveReport.addDependency( IvyNode node , DownloadReport repo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figurationResolveReport.hasChan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ResolveReport.getAllArtifactsRe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ResolveReport.getModuleId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figurationResolveReport.checkIfChang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nfigurationResolveReport.getDownloadReports( ModuleRevisionId mr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urationResolveReport.getEvictedMri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